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amille de vecteur</text:p>
          </table:table-cell>
          <table:table-cell office:value-type="string" calcext:value-type="string">
            <text:p>Soit I un ensemble. On appelle famille de vecteurs de E, une collection de vecteurs de E indexée sur I. \(F = \{v_i,i\in I\}\) avec \(\forall i\in I, v_i \in E\).</text:p>
          </table:table-cell>
        </table:table-row>
        <table:table-row table:style-name="ro1">
          <table:table-cell office:value-type="string" calcext:value-type="string">
            <text:p>Cardinal d’une famille</text:p>
          </table:table-cell>
          <table:table-cell office:value-type="string" calcext:value-type="string">
            <text:p>On note Card(F) = Card(I) le cardinal de F. C’est le cardinal des indices et non des éléments</text:p>
          </table:table-cell>
        </table:table-row>
        <table:table-row table:style-name="ro1">
          <table:table-cell office:value-type="string" calcext:value-type="string">
            <text:p>Combinaison linéaire de vecteurs d’une famille</text:p>
          </table:table-cell>
          <table:table-cell office:value-type="string" calcext:value-type="string">
            <text:p>Soit F une famille de vecteurs de E, indexée sur I. On appelle combinaison linéaire de vecteurs de F tout vecteur de E s'écrivant \(\lambda_1\cdot v_{i1}+\lambda_2\cdot v_{i2}+\dots+\lambda_n\cdot v_{in}\) avec \(N\leq Card(I)\in \N, i_k\in I\).</text:p>
          </table:table-cell>
        </table:table-row>
        <table:table-row table:style-name="ro1">
          <table:table-cell office:value-type="string" calcext:value-type="string">
            <text:p>Vect(F)</text:p>
          </table:table-cell>
          <table:table-cell office:value-type="string" calcext:value-type="string">
            <text:p>C’est l’ensemble des vecteurs issus des combinaisons linéaires, C’est un sev de E</text:p>
          </table:table-cell>
        </table:table-row>
        <table:table-row table:style-name="ro1">
          <table:table-cell office:value-type="string" calcext:value-type="string">
            <text:p>Caractérisation de Vect(F)</text:p>
          </table:table-cell>
          <table:table-cell office:value-type="string" calcext:value-type="string">
            <text:p>On note \(Vect(F)\) l'ensemble du résultat des combinaisons linéaires de F (qui vérifient \(Vect(F)\subset E\)).</text:p>
          </table:table-cell>
        </table:table-row>
        <table:table-row table:style-name="ro1">
          <table:table-cell office:value-type="string" calcext:value-type="string">
            <text:p>Famille génératrice</text:p>
          </table:table-cell>
          <table:table-cell office:value-type="string" calcext:value-type="string">
            <text:p>Soit F une famille de vecteurs de E et G un sev de E. <text:s/>On dit que F est une famille génétratrice de G \(\iff\) Vect(F) = G.</text:p>
          </table:table-cell>
        </table:table-row>
        <table:table-row table:style-name="ro1">
          <table:table-cell office:value-type="string" calcext:value-type="string">
            <text:p>Famille libre/liée</text:p>
          </table:table-cell>
          <table:table-cell office:value-type="string" calcext:value-type="string">
            <text:p>Soit F une famille de vecteurs de E. On dit que la famille F est libere \(\iff \forall N\in\N, \forall(i_1\dotsi_N)\in I^{\N}, i_p\neq i_q \Leftarrow p\neq q, \lambda_1v_{i1}+\dots + \lambda_N v_{iN} =0_E \iff \lambda_N = 0\). On dit alors que les vecteurs de F sont linéairement indépendants. </text:p>
          </table:table-cell>
        </table:table-row>
        <table:table-row table:style-name="ro1">
          <table:table-cell office:value-type="string" calcext:value-type="string">
            <text:p>Caractérisation de la famille libre</text:p>
          </table:table-cell>
          <table:table-cell office:value-type="string" calcext:value-type="string">
            <text:p>Soit F \()\{v_1, i\in I\}\) une famille finie. F est libre \(\iff \sum_{i\in I}\lambda_i v_i = 0_E \iff \lambda_i = 0 \forall i\in I\)</text:p>
          </table:table-cell>
        </table:table-row>
        <table:table-row table:style-name="ro1">
          <table:table-cell office:value-type="string" calcext:value-type="string">
            <text:p>Caractérisation d’une famille liée</text:p>
          </table:table-cell>
          <table:table-cell office:value-type="string" calcext:value-type="string">
            <text:p>Si une famille contient le vecteur nul ou 2 fois le même vecteur, elle est liée</text:p>
          </table:table-cell>
        </table:table-row>
        <table:table-row table:style-name="ro1">
          <table:table-cell office:value-type="string" calcext:value-type="string">
            <text:p>Caractérisation d’une famille liée</text:p>
          </table:table-cell>
          <table:table-cell office:value-type="string" calcext:value-type="string">
            <text:p>F est liée \(\iff \exists k tq v_k \in Vect(F \setminus v_k)\).</text:p>
          </table:table-cell>
        </table:table-row>
        <table:table-row table:style-name="ro1">
          <table:table-cell office:value-type="string" calcext:value-type="string">
            <text:p>Définition d’une base</text:p>
          </table:table-cell>
          <table:table-cell office:value-type="string" calcext:value-type="string">
            <text:p>F est une base de \(G \iff Vect(F) = G\) et F est libre.</text:p>
          </table:table-cell>
        </table:table-row>
        <table:table-row table:style-name="ro1">
          <table:table-cell office:value-type="string" calcext:value-type="string">
            <text:p>Espace vectoriel de dimension finie</text:p>
          </table:table-cell>
          <table:table-cell office:value-type="string" calcext:value-type="string">
            <text:p><text:s/>est de dimension finie si il admet une famille génératrice finie.</text:p>
          </table:table-cell>
        </table:table-row>
        <table:table-row table:style-name="ro1">
          <table:table-cell office:value-type="string" calcext:value-type="string">
            <text:p>Coordonnées</text:p>
          </table:table-cell>
          <table:table-cell office:value-type="string" calcext:value-type="string">
            <text:p>Soit E un espace vectoriel de dim finie et F une famille finie. F est une base de E \(\iff \forall u\in E, \exists! (\lambda_1,\dots,\lambda_d)\in \R^d tq u = \lambda_1e_1+\dots+\lambda_de_d)\). Les réels \(\lambda\) sont appelés coordonnées du vecteur u dans la base F.</text:p>
          </table:table-cell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<text:s/>Soit E un espace vectoriel. Si E est de dimension finie, alors toutes les bases de E ont le m\^eme nombre d'éléments. Ce nombre est un entier appelé dimension de l'espace noté $\dim(E)$.</text:p>
          </table:table-cell>
        </table:table-row>
        <table:table-row table:style-name="ro1">
          <table:table-cell office:value-type="string" calcext:value-type="string">
            <text:p>Cardinal d’une famille et dimension</text:p>
          </table:table-cell>
          <table:table-cell office:value-type="string" calcext:value-type="string">
            <text:p>Soit E un ev de dimension finie. Soit F une famille de vecteurs de E. <text:s/>Si F est libre\( \Rightarrow Card(F)\leq \dim(E)\) <text:s/>\(Card(F)&gt;\dim(E) \Rightarrow F\) est liée <text:s/>\(F\) est générateur \(\Rightarrow Card(F) \geq \dim(E)\).</text:p>
          </table:table-cell>
        </table:table-row>
        <table:table-row table:style-name="ro1">
          <table:table-cell office:value-type="string" calcext:value-type="string">
            <text:p>Caractérisation de la base</text:p>
          </table:table-cell>
          <table:table-cell office:value-type="string" calcext:value-type="string">
            <text:p>Soit E un ev de dim finie et B une famille de vecteurs de E. Alors <text:s/>\(B\) est une base <text:s/>\(\iff B\) est une famille libre avec \(Card(B) = \dim(E)\) <text:s/>\(\iff B\) est une famille génératrice avec \(Card(B) = \dim(E)\)</text:p>
          </table:table-cell>
        </table:table-row>
        <table:table-row table:style-name="ro1">
          <table:table-cell office:value-type="string" calcext:value-type="string">
            <text:p>Dimension d’un sev</text:p>
          </table:table-cell>
          <table:table-cell office:value-type="string" calcext:value-type="string">
            <text:p>Soit E un ev et F un sev de E. Alors \(\dim(F)\leq \dim(E)\). En particulier, si E est de dimension finie, F est de dimension finie.</text:p>
          </table:table-cell>
        </table:table-row>
        <table:table-row table:style-name="ro1">
          <table:table-cell office:value-type="string" calcext:value-type="string">
            <text:p>Égalité d’EV et de dimension</text:p>
          </table:table-cell>
          <table:table-cell office:value-type="string" calcext:value-type="string">
            <text:p>E est un ev de dimension finie, F sev de E. Alors F=E \(\iff \dim(F) = \dim(E)\).</text:p>
          </table:table-cell>
        </table:table-row>
        <table:table-row table:style-name="ro1">
          <table:table-cell office:value-type="string" calcext:value-type="string">
            <text:p>Dimension de somme directe</text:p>
          </table:table-cell>
          <table:table-cell office:value-type="string" calcext:value-type="string">
            <text:p>E ev de dimension finie. F et G sev de E en somme directe. Alors \(\dim(F+G) = \dim(F)+\dim(G)\).</text:p>
          </table:table-cell>
        </table:table-row>
        <table:table-row table:style-name="ro1">
          <table:table-cell office:value-type="string" calcext:value-type="string">
            <text:p>Formule de Grassman</text:p>
          </table:table-cell>
          <table:table-cell office:value-type="string" calcext:value-type="string">
            <text:p>E est un ev de dimension finie. Fet G 2 sev de E. <text:s/>\(\dim(F)+\dim(G) = \dim(F+G) + \dim(F\cap G)\)</text:p>
          </table:table-cell>
        </table:table-row>
        <table:table-row table:style-name="ro1">
          <table:table-cell office:value-type="string" calcext:value-type="string">
            <text:p>Caractérisation d’espaces supplémentaires dans un EV de dimension finie</text:p>
          </table:table-cell>
          <table:table-cell office:value-type="string" calcext:value-type="string">
            <text:p>F et G sont supplémentaires dans E <text:s/>\(\iff\) \(F\cap G = \{0_E\}\) et \(\dim(F)+\dim(G) = \dim(E)\) <text:s/>\(\iff\) \(G+F = E\) et \(\dim(F)+\dim(G) = \dim(E)\).</text:p>
          </table:table-cell>
        </table:table-row>
        <table:table-row table:style-name="ro1">
          <table:table-cell office:value-type="string" calcext:value-type="string">
            <text:p>Théorème de la base incomplète</text:p>
          </table:table-cell>
          <table:table-cell office:value-type="string" calcext:value-type="string">
            <text:p>Soit E ev de dimension finie. <text:s/>Soit L famille libre de vecteurs de E. Alors \(\exists B\) base de \(E\) tq \(L\subset B\). <text:s text:c="2"/>Soit G une famille génératrice de E. Alors \(\exists B\) une base tell que \(B\subset G\)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8:12:06.6048454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07:26:18.324598898</meta:creation-date>
    <dc:date>2025-04-03T18:19:21.224208863</dc:date>
    <meta:editing-duration>PT2H36M26S</meta:editing-duration>
    <meta:editing-cycles>4</meta:editing-cycles>
    <meta:generator>LibreOffice/24.2.7.2$Linux_X86_64 LibreOffice_project/420$Build-2</meta:generator>
    <meta:document-statistic meta:table-count="1" meta:cell-count="44" meta:object-count="0"/>
  </office:meta>
</office:document-meta>
</file>